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4.856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4.625cm" style:use-optimal-column-width="false"/>
    </style:style>
    <style:style style:name="co4" style:family="table-column">
      <style:table-column-properties style:column-width="6.53cm" style:use-optimal-column-width="false"/>
    </style:style>
    <style:style style:name="ro1" style:family="table-row">
      <style:table-row-properties style:row-height="2.009cm"/>
    </style:style>
    <style:style style:name="ro2" style:family="table-row">
      <style:table-row-properties style:row-height="3.29cm"/>
    </style:style>
    <style:style style:name="ce1" style:family="table-cell">
      <style:graphic-properties draw:fill="solid" draw:fill-color="#e6ff00" style:repeat="repea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Heather, Report!</text:p>
              </text:list-item>
              <text:list-item>
                <text:p>Chapter overview</text:p>
              </text:list-item>
              <text:list-item>
                <text:p>Confirm who's and what's for next week's dinner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set apart _____ as ____. <text:s/>Always __ ________ to give an answer to ________ who asks you to ____ the ______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“Aren't All Religions Much the Same?”</text:p>
          </draw:text-box>
        </draw:frame>
        <draw:frame draw:style-name="gr5" draw:text-style-name="P5" draw:id="id4" draw:layer="layout" svg:width="4.346cm" svg:height="1.352cm" svg:x="0.635cm" svg:y="6.501cm">
          <draw:text-box>
            <text:p><text:span text:style-name="T4">Buddism</text:span></text:p>
          </draw:text-box>
        </draw:frame>
        <draw:frame draw:style-name="gr5" draw:text-style-name="P6" draw:id="id5" draw:layer="layout" svg:width="3.537cm" svg:height="1.673cm" svg:x="6.967cm" svg:y="8.255cm">
          <draw:text-box>
            <text:p><text:span text:style-name="T5">Islam</text:span></text:p>
          </draw:text-box>
        </draw:frame>
        <draw:frame draw:style-name="gr5" draw:text-style-name="P7" draw:id="id7" draw:layer="layout" svg:width="6.374cm" svg:height="1.826cm" svg:x="17.145cm" svg:y="6.967cm">
          <draw:text-box>
            <text:p><text:span text:style-name="T6">Hinduism</text:span></text:p>
          </draw:text-box>
        </draw:frame>
        <draw:frame draw:style-name="gr5" draw:text-style-name="P8" draw:id="id6" draw:layer="layout" svg:width="3.745cm" svg:height="1.195cm" svg:x="12.7cm" svg:y="11.43cm">
          <draw:text-box>
            <text:p><text:span text:style-name="T7">Animism</text:span></text:p>
          </draw:text-box>
        </draw:frame>
        <draw:frame draw:style-name="gr5" draw:id="id8" draw:layer="layout" svg:width="16.419cm" svg:height="1.119cm" svg:x="0.635cm" svg:y="19.201cm">
          <draw:text-box>
            <text:p><text:span text:style-name="T8">*There is something special about Christianity.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  <anim:par smil:begin="2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trix</text:p>
          </draw:text-box>
        </draw:frame>
        <draw:frame draw:style-name="standard" draw:layer="layout" svg:width="25.953cm" svg:height="16.622cm" svg:x="1.261cm" svg:y="3.9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Hinduism</text:p>
              </table:table-cell>
              <table:table-cell>
                <text:p>Islam</text:p>
              </table:table-cell>
              <table:table-cell>
                <text:p>Buddhism</text:p>
              </table:table-cell>
              <table:table-cell>
                <text:p>Christianity</text:p>
              </table:table-cell>
            </table:table-row>
            <table:table-row table:style-name="ro1" table:default-cell-style-name="ce1">
              <table:table-cell>
                <text:p>Followers:</text:p>
              </table:table-cell>
              <table:table-cell>
                <text:p>Different, but not, violence ok. </text:p>
              </table:table-cell>
              <table:table-cell>
                <text:p>Zealously convert with violence</text:p>
              </table:table-cell>
              <table:table-cell>
                <text:p>Sometimes superstitious, lassiez faire </text:p>
              </table:table-cell>
              <table:table-cell>
                <text:p>Violence forbidden, superstition forbidden.</text:p>
              </table:table-cell>
            </table:table-row>
            <table:table-row table:style-name="ro1" table:default-cell-style-name="ce1">
              <table:table-cell>
                <text:p>Doctrine of God:</text:p>
              </table:table-cell>
              <table:table-cell>
                <text:p>All is God, impersonal</text:p>
              </table:table-cell>
              <table:table-cell>
                <text:p>Personal </text:p>
              </table:table-cell>
              <table:table-cell>
                <text:p>“Religion without God”</text:p>
              </table:table-cell>
              <table:table-cell>
                <text:p>God is personal and imminent. <text:s/></text:p>
              </table:table-cell>
            </table:table-row>
            <table:table-row table:style-name="ro1" table:default-cell-style-name="ce1">
              <table:table-cell>
                <text:p>Goal:</text:p>
              </table:table-cell>
              <table:table-cell>
                <text:p>Rejoin “the One”</text:p>
              </table:table-cell>
              <table:table-cell>
                <text:p>Sensual delights await you in paradise!</text:p>
              </table:table-cell>
              <table:table-cell>
                <text:p>Extinction</text:p>
              </table:table-cell>
              <table:table-cell>
                <text:p>“Know God and enjoy Him forever in the company of His redeemed people.”</text:p>
              </table:table-cell>
            </table:table-row>
            <table:table-row table:style-name="ro1" table:default-cell-style-name="ce1">
              <table:table-cell>
                <text:p>How is God revealed?</text:p>
              </table:table-cell>
              <table:table-cell>
                <text:p>In yourself</text:p>
              </table:table-cell>
              <table:table-cell>
                <text:p>Only God's will is known, not the personhood of God</text:p>
              </table:table-cell>
              <table:table-cell>
                <text:p>What is God?</text:p>
              </table:table-cell>
              <table:table-cell>
                <text:p>God's will and personhood are known through his Word and through Christ.</text:p>
              </table:table-cell>
            </table:table-row>
            <table:table-row table:style-name="ro2" table:default-cell-style-name="ce1">
              <table:table-cell>
                <text:p>How am I 'saved'?</text:p>
              </table:table-cell>
              <table:table-cell>
                <text:p>Karma</text:p>
              </table:table-cell>
              <table:table-cell>
                <text:p>God's will</text:p>
              </table:table-cell>
              <table:table-cell>
                <text:p>Karma</text:p>
              </table:table-cell>
              <table:table-cell>
                <text:p>Faith, grace, Jesu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1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Fallacy of the Elephant</text:p>
          </draw:text-box>
        </draw:frame>
        <anim:par presentation:node-type="timing-root">
          <anim:par smil:begin="id10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19M27S</meta:editing-duration>
    <meta:editing-cycles>22</meta:editing-cycles>
    <dc:date>2009-06-20T20:27:45</dc:date>
    <meta:generator>OpenOffice.org/3.0$Unix OpenOffice.org_project/300m15$Build-9379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